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0FE8CF8E55B7C3309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175cm" svg:height="6.719cm" svg:x="0.4cm" svg:y="0.6cm">
          <draw:image xlink:href="Pictures/1000000000000135000000FE8CF8E55B7C3309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55:03.627000000</meta:creation-date>
    <dc:date>2015-12-15T16:56:54.108000000</dc:date>
    <meta:editing-duration>PT1M51S</meta:editing-duration>
    <meta:editing-cycles>1</meta:editing-cycles>
    <meta:document-statistic meta:object-count="1"/>
    <meta:generator>LibreOffice/5.0.3.2$Windows_x86 LibreOffice_project/e5f16313668ac592c1bfb310f4390624e3dbfb75</meta:generator>
  </office:meta>
</office:document-meta>
</file>